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paragraph-properties fo:margin-left="0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text:h>
      <text:p text:style-name="Standard"><text:tab/>Open space tycoon est un jeu de stratégie </text:p>
      <text:p text:style-name="Standard"><text:tab/></text:p>
      <text:h text:style-name="Heading_20_1" text:outline-level="1">Scenario</text:h>
      <text:p text:style-name="P1">Open Space tycoon propose au joueur de prendre la direction d'une société de transport de marchandise spatial. Le joueur devra trouver la meilleure façon de remplir les conditions de victoires.</text:p>
      <text:p text:style-name="Standard"/>
      <text:h text:style-name="Heading_20_1" text:outline-level="1">Condition de victoire</text:h>
      <text:p text:style-name="P1">Le jeu se déroule sur une période de 200 ans, le joueur devra être le joueur avec le plus de crédit interstellaire (ICU). Le joueur ne peu pas perdre la partie autrement que par abandon.</text:p>
      <text:p text:style-name="P1"/>
      <text:h text:style-name="Heading_20_1" text:outline-level="1">Gameplay</text:h>
      <text:p text:style-name="P1">Lors de la partie, le joueur devra trouver des opportunités de commerce en regardant les les besoins et les productions des stations de l'univers. Il devra ensuite acquérir des vaisseaux et configurer des routes pour effectuer le transport des marchandises. Le joueur touche un montant quand il livre des marchandises. La partie se joue dans un univers d'une taille variable en solo contre un nombre d'autre intelligences artificielle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5T18:52:47.02</meta:creation-date>
    <meta:generator>OpenOffice/4.1.3$Win32 OpenOffice.org_project/413m1$Build-9783</meta:generator>
    <dc:date>2017-03-06T20:33:29.65</dc:date>
    <meta:editing-duration>PT2H16M12S</meta:editing-duration>
    <meta:editing-cycles>2</meta:editing-cycles>
    <meta:document-statistic meta:table-count="0" meta:image-count="0" meta:object-count="0" meta:page-count="1" meta:paragraph-count="9" meta:word-count="147" meta:character-count="903"/>
  </office:meta>
</office:document-meta>
</file>